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onospace" svg:font-family="monospace"/>
    <style:font-face style:name="monospace1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1f8ce8" officeooo:paragraph-rsid="0045abc4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33a49d" officeooo:paragraph-rsid="0033a49d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54ff54" style:font-name="monospace" fo:font-size="14pt" fo:language="ru" fo:country="RU" fo:font-weight="bold" officeooo:rsid="002b5e21" officeooo:paragraph-rsid="003975d5" fo:background-color="#ffffff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8" style:family="paragraph" style:parent-style-name="Standard" style:list-style-name="L1">
      <style:text-properties style:font-name="DejaVu Sans" fo:font-size="14pt" fo:language="ru" fo:country="RU" fo:font-weight="normal" officeooo:rsid="001f8ce8" officeooo:paragraph-rsid="0045abc4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 style:list-style-name="L1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onospace" fo:font-size="14pt" fo:language="ru" fo:country="RU" fo:font-weight="normal" officeooo:rsid="002b5e21" officeooo:paragraph-rsid="0048b31f" fo:background-color="#ffffff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onospace" fo:font-size="14pt" fo:language="ru" fo:country="RU" fo:font-style="normal" fo:font-weight="normal" officeooo:rsid="002b5e21" officeooo:paragraph-rsid="0048b31f" fo:background-color="#ffffff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onospace" fo:font-size="14pt" fo:language="ru" fo:country="RU" fo:font-style="normal" fo:font-weight="normal" officeooo:rsid="004a45bb" officeooo:paragraph-rsid="004a45bb" fo:background-color="#ffffff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1" fo:font-size="14pt" fo:language="ru" fo:country="RU" fo:font-style="italic" fo:font-weight="normal" officeooo:rsid="00479c7f" officeooo:paragraph-rsid="00479c7f" fo:background-color="#ffffff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66b3" style:font-name="monospace" fo:font-size="12pt" fo:language="ru" fo:country="RU" fo:font-style="italic" fo:font-weight="normal" officeooo:rsid="00479c7f" officeooo:paragraph-rsid="00479c7f" fo:background-color="#ffffff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66b3" style:font-name="monospace" fo:font-size="12pt" fo:language="ru" fo:country="RU" fo:font-style="italic" fo:font-weight="normal" officeooo:rsid="004a45bb" officeooo:paragraph-rsid="004a45bb" fo:background-color="#ffffff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66b3" style:font-name="monospace1" fo:font-size="12pt" fo:language="ru" fo:country="RU" fo:font-weight="normal" officeooo:rsid="00479c7f" officeooo:paragraph-rsid="00479c7f" fo:background-color="#ffffff" style:font-size-asian="12pt" style:font-weight-asian="normal" style:font-name-complex="Calibri Light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66b3" style:font-name="monospace1" fo:font-size="12pt" fo:font-style="italic" officeooo:rsid="0048b31f" officeooo:paragraph-rsid="0048b31f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monospace1" officeooo:paragraph-rsid="00479c7f"/>
    </style:style>
    <style:style style:name="P29" style:family="paragraph" style:parent-style-name="Standard">
      <style:paragraph-properties fo:text-align="start" style:justify-single-word="false" fo:break-before="page"/>
      <style:text-properties fo:color="#000000" style:font-name="monospace" fo:font-size="14pt" fo:language="ru" fo:country="RU" fo:font-weight="normal" officeooo:rsid="003fc56e" officeooo:paragraph-rsid="003fc56e" fo:background-color="#ffffff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444c1c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95fe1"/>
    </style:style>
    <style:style style:name="T9" style:family="text">
      <style:text-properties fo:language="ru" fo:country="RU" fo:font-weight="normal" officeooo:rsid="001f8ce8" style:font-weight-asian="normal" style:font-name-complex="Calibri Light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language="none" fo:country="none" officeooo:rsid="0020041c" style:font-name-asian="Arial" style:font-name-complex="Times New Roman1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style:font-name="monospace" fo:font-size="14pt" fo:language="ru" fo:country="RU" fo:font-style="italic" fo:font-weight="normal" officeooo:rsid="00479c7f" fo:background-color="#ffffff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14" style:family="text">
      <style:text-properties fo:color="#000000" fo:font-size="14pt" fo:language="ru" fo:country="RU" fo:font-weight="normal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5" style:family="text">
      <style:text-properties fo:color="#000000" fo:font-size="14pt" fo:language="ru" fo:country="RU" fo:font-style="italic" fo:font-weight="normal" officeooo:rsid="00479c7f" fo:background-color="#ffffff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16" style:family="text">
      <style:text-properties fo:color="#18b2b2"/>
    </style:style>
    <style:style style:name="T17" style:family="text">
      <style:text-properties fo:color="#18b2b2" fo:font-size="14pt" fo:language="ru" fo:country="RU" fo:font-weight="normal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8" style:family="text">
      <style:text-properties fo:color="#18b2b2" style:font-name="monospace1"/>
    </style:style>
    <style:style style:name="T19" style:family="text">
      <style:text-properties fo:color="#54ff54" fo:font-weight="bold"/>
    </style:style>
    <style:style style:name="T20" style:family="text">
      <style:text-properties fo:color="#54ff54" fo:font-weight="bold" officeooo:rsid="0048b31f"/>
    </style:style>
    <style:style style:name="T21" style:family="text">
      <style:text-properties fo:color="#54ff54" style:font-name="monospace1" fo:font-weight="bold"/>
    </style:style>
    <style:style style:name="T22" style:family="text">
      <style:text-properties fo:color="#54ff54" fo:font-size="12pt" fo:font-style="italic" fo:font-weight="bold" officeooo:rsid="0048b31f" style:font-size-asian="12pt" style:font-style-asian="italic" style:font-size-complex="12pt" style:font-style-complex="italic"/>
    </style:style>
    <style:style style:name="T23" style:family="text">
      <style:text-properties fo:color="#54ff54" fo:font-style="italic" fo:font-weight="bold" officeooo:rsid="0048b31f" style:font-style-asian="italic" style:font-style-complex="italic"/>
    </style:style>
    <style:style style:name="T24" style:family="text">
      <style:text-properties fo:color="#5454ff" fo:font-weight="bold"/>
    </style:style>
    <style:style style:name="T25" style:family="text">
      <style:text-properties fo:color="#5454ff" fo:font-weight="bold" officeooo:rsid="0048b31f"/>
    </style:style>
    <style:style style:name="T26" style:family="text">
      <style:text-properties fo:color="#5454ff" fo:font-size="14pt" fo:language="ru" fo:country="RU" fo:font-weight="bold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27" style:family="text">
      <style:text-properties fo:color="#5454ff" style:font-name="monospace1" fo:font-weight="bold"/>
    </style:style>
    <style:style style:name="T28" style:family="text">
      <style:text-properties fo:color="#5454ff" fo:font-size="12pt" fo:font-style="italic" fo:font-weight="bold" officeooo:rsid="0048b31f" style:font-size-asian="12pt" style:font-style-asian="italic" style:font-size-complex="12pt" style:font-style-complex="italic"/>
    </style:style>
    <style:style style:name="T29" style:family="text">
      <style:text-properties fo:color="#5454ff" fo:font-style="italic" fo:font-weight="bold" officeooo:rsid="0048b31f" style:font-style-asian="italic" style:font-style-complex="italic"/>
    </style:style>
    <style:style style:name="T30" style:family="text">
      <style:text-properties officeooo:rsid="003fc56e"/>
    </style:style>
    <style:style style:name="T31" style:family="text">
      <style:text-properties fo:color="#18b218" fo:background-color="#ffffff" loext:char-shading-value="0"/>
    </style:style>
    <style:style style:name="T32" style:family="text">
      <style:text-properties fo:color="#18b218" fo:font-size="14pt" fo:language="ru" fo:country="RU" fo:font-weight="normal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3" style:family="text">
      <style:text-properties fo:color="#ff5454" fo:font-weight="bold" officeooo:rsid="0048b31f"/>
    </style:style>
    <style:style style:name="T34" style:family="text">
      <style:text-properties fo:color="#ff5454" fo:font-size="14pt" fo:language="ru" fo:country="RU" fo:font-weight="bold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5" style:family="text">
      <style:text-properties fo:color="#ff5454" fo:font-size="12pt" fo:font-style="italic" fo:font-weight="bold" officeooo:rsid="0048b31f" style:font-size-asian="12pt" style:font-style-asian="italic" style:font-size-complex="12pt" style:font-style-complex="italic"/>
    </style:style>
    <style:style style:name="T36" style:family="text">
      <style:text-properties fo:color="#ff5454" fo:font-style="italic" fo:font-weight="bold" officeooo:rsid="0048b31f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fc56e" style:font-style-asian="italic" style:font-style-complex="italic"/>
    </style:style>
    <style:style style:name="T39" style:family="text">
      <style:text-properties fo:font-style="italic" officeooo:rsid="0048b31f" style:font-style-asian="italic" style:font-style-complex="italic"/>
    </style:style>
    <style:style style:name="T40" style:family="text">
      <style:text-properties fo:font-style="italic" officeooo:rsid="004a45bb" style:font-style-asian="italic" style:font-style-complex="italic"/>
    </style:style>
    <style:style style:name="T41" style:family="text">
      <style:text-properties fo:color="#0066b3"/>
    </style:style>
    <style:style style:name="T42" style:family="text">
      <style:text-properties fo:color="#0066b3" fo:font-size="14pt" fo:language="ru" fo:country="RU" fo:font-weight="normal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43" style:family="text">
      <style:text-properties fo:color="#0066b3" fo:font-size="14pt" fo:language="ru" fo:country="RU" fo:font-weight="bold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44" style:family="text">
      <style:text-properties fo:color="#0066b3" fo:font-weight="bold" fo:background-color="#ffffff" loext:char-shading-value="0"/>
    </style:style>
    <style:style style:name="T45" style:family="text">
      <style:text-properties fo:color="#0066b3" fo:font-style="italic" style:font-style-asian="italic" style:font-style-complex="italic"/>
    </style:style>
    <style:style style:name="T46" style:family="text">
      <style:text-properties fo:color="#0066b3" fo:font-style="italic" officeooo:rsid="0048b31f" style:font-style-asian="italic" style:font-style-complex="italic"/>
    </style:style>
    <style:style style:name="T47" style:family="text">
      <style:text-properties fo:color="#0066b3" fo:font-size="12pt" fo:language="ru" fo:country="RU" fo:font-style="italic" fo:font-weight="normal" officeooo:rsid="00479c7f" fo:background-color="#ffffff" loext:char-shading-value="0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T48" style:family="text">
      <style:text-properties fo:color="#0066b3" fo:font-size="12pt" fo:language="ru" fo:country="RU" fo:font-style="italic" fo:font-weight="normal" officeooo:rsid="003fc56e" fo:background-color="#ffffff" loext:char-shading-value="0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T49" style:family="text">
      <style:text-properties fo:color="#0066b3" fo:font-size="12pt" fo:language="ru" fo:country="RU" fo:font-style="italic" fo:font-weight="normal" officeooo:rsid="0048b31f" fo:background-color="#ffffff" loext:char-shading-value="0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T50" style:family="text">
      <style:text-properties fo:color="#0066b3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66b3" fo:font-size="12pt" fo:font-style="italic" fo:font-weight="normal" officeooo:rsid="0048b31f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color="#0066b3" fo:font-size="12pt" fo:font-style="italic" style:font-size-asian="12pt" style:font-style-asian="italic" style:font-size-complex="12pt" style:font-style-complex="italic"/>
    </style:style>
    <style:style style:name="T53" style:family="text">
      <style:text-properties fo:color="#0066b3" fo:font-size="12pt" fo:font-style="italic" officeooo:rsid="0048b31f" style:font-size-asian="12pt" style:font-style-asian="italic" style:font-size-complex="12pt" style:font-style-complex="italic"/>
    </style:style>
    <style:style style:name="T54" style:family="text">
      <style:text-properties fo:color="#0066b3" fo:font-size="12pt" fo:font-style="italic" officeooo:rsid="004a45bb" style:font-size-asian="12pt" style:font-style-asian="italic" style:font-size-complex="12pt" style:font-style-complex="italic"/>
    </style:style>
    <style:style style:name="T55" style:family="text">
      <style:text-properties fo:color="#0066b3" fo:font-size="12pt" fo:font-style="normal" officeooo:rsid="0048b31f" style:font-size-asian="12pt" style:font-style-asian="normal" style:font-size-complex="12pt" style:font-style-complex="normal"/>
    </style:style>
    <style:style style:name="T56" style:family="text">
      <style:text-properties fo:color="#0066b3" officeooo:rsid="0048b31f"/>
    </style:style>
    <style:style style:name="T57" style:family="text">
      <style:text-properties officeooo:rsid="0048b31f"/>
    </style:style>
    <style:style style:name="T58" style:family="text">
      <style:text-properties fo:font-size="12pt" officeooo:rsid="0048b31f" style:font-size-asian="12pt" style:font-size-complex="12pt"/>
    </style:style>
    <style:style style:name="T59" style:family="text">
      <style:text-properties fo:font-size="12pt" fo:font-style="italic" officeooo:rsid="0048b31f" style:font-size-asian="12pt" style:font-style-asian="italic" style:font-size-complex="12pt" style:font-style-complex="italic"/>
    </style:style>
    <style:style style:name="T60" style:family="text">
      <style:text-properties fo:font-size="12pt" fo:font-style="italic" officeooo:rsid="004a45bb" style:font-size-asian="12pt" style:font-style-asian="italic" style:font-size-complex="12pt" style:font-style-complex="italic"/>
    </style:style>
    <style:style style:name="T61" style:family="text">
      <style:text-properties style:font-name="DejaVu Sans" fo:language="ru" fo:country="RU" fo:font-weight="normal" officeooo:rsid="001f8ce8" style:font-weight-asian="normal" style:font-name-complex="Calibri Light" style:font-weight-complex="normal"/>
    </style:style>
    <style:style style:name="T62" style:family="text">
      <style:text-properties officeooo:rsid="004a45bb"/>
    </style:style>
    <style:style style:name="T63" style:family="text">
      <style:text-properties style:font-name="monospa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3cm" fo:text-indent="-0.635cm" fo:margin-left="1.5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10"/>
      <text:p text:style-name="P10"/>
      <text:p text:style-name="P11"><text:span text:style-name="T10">Лабораторная работа №</text:span><text:span text:style-name="T1">4</text:span></text:p>
      <text:p text:style-name="P12">по курсу «<text:span text:style-name="T11">Администрирование в ИС</text:span>»</text:p>
      <text:p text:style-name="P14"/>
      <text:p text:style-name="P11"/>
      <text:p text:style-name="P11"/>
      <text:p text:style-name="P11"/>
      <text:p text:style-name="P11"/>
      <text:p text:style-name="P9">Подписи:</text:p>
      <text:p text:style-name="P16">Исполнитель</text:p>
      <text:p text:style-name="P16">студент гр. ИС-Б<text:span text:style-name="T7">17</text:span><text:tab/> <text:s text:c="2"/>__________________<text:tab/> <text:s text:c="5"/>В. Ю. Петренко</text:p>
      <text:p text:style-name="P16"/>
      <text:p text:style-name="P16">Принял</text:p>
      <text:p text:style-name="P16"><text:span text:style-name="T2">старший преподаватель <text:s/></text:span><text:s/>__________________ <text:s text:c="5"/><text:span text:style-name="T2">И. В. Охрименко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Обнинск, <text:span text:style-name="T7">202</text:span><text:span text:style-name="T8">1</text:span></text:p>
      <text:p text:style-name="P8"><text:soft-page-break/>Вариант 7.</text:p>
      <text:p text:style-name="P5">Задание: </text:p>
      <text:p text:style-name="P6">Написать скрипт hostsfind для поиска (протокол ICMP) всех доступных хостов в локальных компьютерных сетях.</text:p>
      <text:p text:style-name="P7"> Скрипт должен:</text:p>
      <text:list xml:id="list646353870" text:style-name="L1">
        <text:list-item>
          <text:p text:style-name="P18">с помощью команды ping найти все доступные хосты в локальной сети предприятия.</text:p>
        </text:list-item>
        <text:list-item>
          <text:p text:style-name="P19">список доступных хостов поместить в файл.</text:p>
        </text:list-item>
        <text:list-item>
          <text:p text:style-name="P19">файл сжать с помощью программы gzip. (или bzip2)</text:p>
        </text:list-item>
      </text:list>
      <text:p text:style-name="P6"> Локальные сети для поиска активных хостов указываются в</text:p>
      <text:p text:style-name="P6">конфигурационном файле скрипта hostsfind.conf.</text:p>
      <text:p text:style-name="P6"> Включить выполнение скрипта в расписание демона crond каждый день (кроме выходных) в 11 часов 00 мин и в 15 часов 00 мин.</text:p>
      <text:p text:style-name="P6"> Сохранять результаты поиска, дате и времени акта поиска в лог-файл.</text:p>
      <text:p text:style-name="P6"> Продемонстрировать работу скрипта.</text:p>
      <text:p text:style-name="P6"/>
      <text:p text:style-name="P15"/>
      <text:p text:style-name="P29">Выполнение работы</text:p>
      <text:p text:style-name="P24">#Создадим конфиг с диапазоном для поиска хостов hostsfind.conf</text:p>
      <text:p text:style-name="P28"><text:span text:style-name="T15">startIp=1</text:span></text:p>
      <text:p text:style-name="P23">endIp=254</text:p>
      <text:p text:style-name="P26"><text:span text:style-name="T37">#Напишем скрипт</text:span></text:p>
      <text:p text:style-name="P28"><text:span text:style-name="T17">#! /bin/bash</text:span><text:span text:style-name="T14"> </text:span><text:span text:style-name="T42"><text:line-break/></text:span><text:span text:style-name="T26">echo</text:span><text:span text:style-name="T14"> </text:span><text:span text:style-name="T32">$(</text:span><text:span text:style-name="T14">date </text:span><text:span text:style-name="T32">-u)</text:span><text:span text:style-name="T14"> </text:span><text:span text:style-name="T32">&gt;&gt;</text:span><text:span text:style-name="T14"> /home/qq/hosts.txt </text:span><text:span text:style-name="T42"><text:line-break/>source hostsfind.conf <text:line-break/></text:span><text:span text:style-name="T32">((for</text:span><text:span text:style-name="T14"> </text:span><text:span text:style-name="T32">((</text:span><text:span text:style-name="T14"> i</text:span><text:span text:style-name="T32">=</text:span><text:span text:style-name="T34">${startIp}</text:span><text:span text:style-name="T32">;</text:span><text:span text:style-name="T14"> i </text:span><text:span text:style-name="T32">&lt;=</text:span><text:span text:style-name="T14"> </text:span><text:span text:style-name="T34">${endIp}</text:span><text:span text:style-name="T32">;</text:span><text:span text:style-name="T14"> i++ </text:span><text:span text:style-name="T32">));do</text:span><text:span text:style-name="T14"> </text:span><text:span text:style-name="T32">(</text:span><text:span text:style-name="T14">ping -c1 192.168.1.</text:span><text:span text:style-name="T34">${i}</text:span><text:span text:style-name="T14"> </text:span><text:span text:style-name="T32">|</text:span><text:span text:style-name="T14"> </text:span><text:span text:style-name="T26">grep</text:span><text:span text:style-name="T14"> </text:span><text:span text:style-name="T43">"bytes from"</text:span><text:span text:style-name="T14"> </text:span><text:span text:style-name="T32">&amp;);done;)</text:span><text:span text:style-name="T14"> </text:span><text:span text:style-name="T32">|</text:span><text:span text:style-name="T14"> </text:span><text:span text:style-name="T26">awk</text:span><text:span text:style-name="T14"> </text:span><text:span text:style-name="T43">'</text:span><text:span text:style-name="T44">{print$4}'</text:span><text:span text:style-name="T12"> </text:span><text:span text:style-name="T31">|</text:span><text:span text:style-name="T12"> cut -f1 </text:span><text:span text:style-name="T31">-d:)</text:span><text:span text:style-name="T12"> </text:span><text:span text:style-name="T31">&gt;&gt;</text:span><text:span text:style-name="T12"> /home/qq/hosts.txt</text:span><text:span text:style-name="T42"><text:line-break/>gzip </text:span><text:span text:style-name="T32">&lt;</text:span><text:span text:style-name="T14"> /home/qq/hosts.txt </text:span><text:span text:style-name="T32">&gt;</text:span><text:span text:style-name="T14"> /home/qq/hosts.txt.gz</text:span><text:span text:style-name="T42"><text:line-break/></text:span></text:p>
      <text:p text:style-name="P28"><text:span text:style-name="T47">#При выполнении скрипта происходит запись даты и времени в файл </text:span><text:span text:style-name="T48">/home/qq/hosts.txt, затем импортируются переменные для цикла, и пингуются все возможные хосты в сети. Из найденных строк формата «</text:span><text:span text:style-name="T50">64 bytes from 192.168.1.1: icmp_seq=1 ttl=64 time=0.269 ms» </text:span><text:span text:style-name="T51">вытаскивается столбец 192.168.1.1:, удаляется «:», и происходит запись в файл /home/qq/hosts.txt, после чего с </text:span><text:span text:style-name="T48">gzip </text:span><text:span text:style-name="T49">создается архив </text:span><text:span text:style-name="T48">/home/qq/hosts.txt.gz.</text:span><text:line-break/></text:p>
      <text:p text:style-name="P27">#Далее добавим в расписание демона cron выполнение скрипта <text:span text:style-name="T9">каждый день (кроме выходных) в 11 часов 00 мин и в 15 часов 00 мин</text:span></text:p>
      <text:p text:style-name="P20"><text:span text:style-name="T21">qq@vm</text:span><text:span text:style-name="T63">:</text:span><text:span text:style-name="T27">~</text:span><text:span text:style-name="T63">$ crontab -e <text:line-break/></text:span><text:span text:style-name="T18"># m h  dom mon dow   command</text:span><text:span text:style-name="T63"> </text:span><text:line-break/>0 11,15 * * 1-5 /home/qq/findhost.sh</text:p>
      <text:p text:style-name="P20"><text:span text:style-name="T53">#Просмотрим расписание демона</text:span><text:line-break/><text:span text:style-name="T19">qq@vm</text:span>:<text:span text:style-name="T24">~</text:span>$ crontab -l <text:line-break/># m h  dom mon dow   command <text:line-break/>0 11,15 * * 1-5 /home/qq/findhost.sh <text:line-break/><text:span text:style-name="T19">qq@vm</text:span>:<text:span text:style-name="T24">~</text:span>$<text:line-break/><text:span text:style-name="T53">#Проверим работу скрипта</text:span></text:p>
      <text:p text:style-name="P25"><text:span text:style-name="T57">С</text:span>оздались 2 файла <text:span text:style-name="T30">hosts.txt.gz </text:span>и <text:span text:style-name="T30">hosts.txt.</text:span></text:p>
      <text:p text:style-name="P21"><text:soft-page-break/><text:span text:style-name="T20">qq@vm</text:span><text:span text:style-name="T57">:</text:span><text:span text:style-name="T25">~</text:span><text:span text:style-name="T57">$ ls /home/qq/</text:span><text:span text:style-name="T56"><text:line-break/></text:span><text:span text:style-name="T20">findhost.sh</text:span><text:span text:style-name="T57">      hosts.txt      </text:span><text:span text:style-name="T25">Видео</text:span><text:span text:style-name="T57">       </text:span><text:span text:style-name="T25">Загрузки</text:span><text:span text:style-name="T57">      </text:span><text:span text:style-name="T25">Музыка</text:span><text:span text:style-name="T57">         </text:span><text:span text:style-name="T25">'Рабочий стол'</text:span><text:span text:style-name="T57"> </text:span><text:span text:style-name="T56"><text:line-break/>hostsfind.conf   </text:span><text:span text:style-name="T33">hosts.txt.gz</text:span><text:span text:style-name="T57">   </text:span><text:span text:style-name="T25">Документы</text:span><text:span text:style-name="T57">   </text:span><text:span text:style-name="T25">Изображения</text:span><text:span text:style-name="T57">   </text:span><text:span text:style-name="T25">Общедоступные</text:span><text:span text:style-name="T57">   </text:span><text:span text:style-name="T25">Шаблоны</text:span><text:span text:style-name="T57"> </text:span><text:span text:style-name="T56"><text:line-break/></text:span><text:span text:style-name="T20">qq@vm</text:span><text:span text:style-name="T57">:</text:span><text:span text:style-name="T25">~</text:span><text:span text:style-name="T57">$ cat hosts.txt</text:span><text:span text:style-name="T56"><text:line-break/></text:span><text:span text:style-name="T57">Вт мар 23 11:00:00 UTC 2021</text:span></text:p>
      <text:p text:style-name="P21"><text:span text:style-name="T57">192.168.1.1</text:span></text:p>
      <text:p text:style-name="P21"><text:span text:style-name="T57">192.168.1.28</text:span></text:p>
      <text:p text:style-name="P21"><text:span text:style-name="T57">192.168.1.230</text:span></text:p>
      <text:p text:style-name="P21"><text:span text:style-name="T57">192.168.1.38</text:span></text:p>
      <text:p text:style-name="P21"><text:span text:style-name="T57">Вт мар 23 15:00:00 UTC 2021</text:span></text:p>
      <text:p text:style-name="P21"><text:span text:style-name="T57">192.168.1.1</text:span></text:p>
      <text:p text:style-name="P21"><text:span text:style-name="T57">192.168.1.28</text:span></text:p>
      <text:p text:style-name="P21"><text:span text:style-name="T57">192.168.1.230</text:span></text:p>
      <text:p text:style-name="P21"><text:span text:style-name="T57">192.168.1.38</text:span></text:p>
      <text:p text:style-name="P21"/>
      <text:p text:style-name="P22">Все исходные файлы в репозитории: <text:a xlink:type="simple" xlink:href="https://github.com/ikherty/admin/tree/master/lab4" text:style-name="Internet_20_link" text:visited-style-name="Visited_20_Internet_20_Link">https://github.com/ikherty/admin/tree/master/lab4</text:a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onospace" svg:font-family="monospace"/>
    <style:font-face style:name="monospace1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3-23T13:21:03.489502634</dc:date>
    <meta:editing-cycles>46</meta:editing-cycles>
    <meta:editing-duration>PT18H1M43S</meta:editing-duration>
    <meta:generator>LibreOffice/6.0.7.3$Linux_X86_64 LibreOffice_project/00m0$Build-3</meta:generator>
    <meta:document-statistic meta:table-count="0" meta:image-count="0" meta:object-count="0" meta:page-count="4" meta:paragraph-count="47" meta:word-count="372" meta:character-count="2814" meta:non-whitespace-character-count="2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